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27242" officeooo:paragraph-rsid="00127242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127242" officeooo:paragraph-rsid="00127242" style:font-weight-asian="normal" style:font-weight-complex="normal"/>
    </style:style>
    <style:style style:name="P3" style:family="paragraph" style:parent-style-name="Standard">
      <style:text-properties fo:font-style="italic" style:text-underline-style="none" fo:font-weight="bold" officeooo:rsid="001319e7" officeooo:paragraph-rsid="001319e7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style:text-underline-style="none" fo:font-weight="bold" officeooo:rsid="001491bc" officeooo:paragraph-rsid="001491bc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style:text-underline-style="none" fo:font-weight="bold" officeooo:rsid="0014ff91" officeooo:paragraph-rsid="0014ff91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style:text-underline-style="none" fo:font-weight="bold" officeooo:rsid="001516f2" officeooo:paragraph-rsid="001516f2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italic" style:text-underline-style="none" fo:font-weight="normal" officeooo:rsid="0014ff91" officeooo:paragraph-rsid="0014ff91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italic" style:text-underline-style="none" fo:font-weight="normal" officeooo:rsid="001516f2" officeooo:paragraph-rsid="001516f2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italic" style:text-underline-style="solid" style:text-underline-width="auto" style:text-underline-color="font-color" fo:font-weight="bold" officeooo:rsid="001516f2" officeooo:paragraph-rsid="001516f2" style:font-style-asian="italic" style:font-weight-asian="bold" style:font-style-complex="italic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660ee" style:font-weight-asian="normal" style:font-weight-complex="normal"/>
    </style:style>
    <style:style style:name="T3" style:family="text">
      <style:text-properties style:text-underline-style="none" fo:font-weight="normal" officeooo:rsid="00183111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516f2" style:font-style-asian="normal" style:font-style-complex="normal"/>
    </style:style>
    <style:style style:name="T8" style:family="text">
      <style:text-properties fo:font-style="normal" officeooo:rsid="001a4dce" style:font-style-asian="normal" style:font-style-complex="normal"/>
    </style:style>
    <style:style style:name="T9" style:family="text">
      <style:text-properties fo:font-style="normal" officeooo:rsid="001d1def" style:font-style-asian="normal" style:font-style-complex="normal"/>
    </style:style>
    <style:style style:name="T10" style:family="text">
      <style:text-properties fo:font-style="normal" officeooo:rsid="001ff87f" style:font-style-asian="normal" style:font-style-complex="normal"/>
    </style:style>
    <style:style style:name="T11" style:family="text">
      <style:text-properties fo:font-style="normal" officeooo:rsid="0022f8cf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officeooo:rsid="001319e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ation</text:p>
      <text:p text:style-name="P1"><text:span text:style-name="T1"/></text:p>
      <text:p text:style-name="P1"><text:span text:style-name="T1">The application comes as a zipped file and should be unzipped. <text:s/>It was written in Python 3.5 and will only run successfully on Python 3. <text:s/></text:span><text:span text:style-name="T2">Input and iterating a dictionary commands differ between Python 2 and Python 3.</text:span></text:p>
      <text:p text:style-name="P1"><text:span text:style-name="T1"/></text:p>
      <text:p text:style-name="P1"><text:span text:style-name="T1">It was written and tested on an Ubuntu 16 installation, but should be able to run on any operating system, provided it has Python 3 installed.</text:span></text:p>
      <text:p text:style-name="P1"><text:span text:style-name="T1"/></text:p>
      <text:p text:style-name="P1"><text:span text:style-name="T1"/></text:p>
      <text:p text:style-name="P1">Automated Testing</text:p>
      <text:p text:style-name="P1"><text:span text:style-name="T1"/></text:p>
      <text:p text:style-name="P1"><text:span text:style-name="T1">The application has unit tests for all its components, except the parts that interact with the command line. <text:s/>In addition it has tests running the entire application from start to end. <text:s/></text:span></text:p>
      <text:p text:style-name="P1"><text:span text:style-name="T1"/></text:p>
      <text:p text:style-name="P1"><text:span text:style-name="T1">To run the unit tests, cd into the `span_digital_test` directory </text:span><text:span text:style-name="T3">(the directory containing this file)</text:span><text:span text:style-name="T1">, and finally type:</text:span></text:p>
      <text:p text:style-name="P1"><text:span text:style-name="T5">python3 -m unittest discover</text:span></text:p>
      <text:p text:style-name="P1"><text:span text:style-name="T13"/></text:p>
      <text:p text:style-name="P1"><text:span text:style-name="T13">The automated testing functionality will then search for the automated tests on the application and run them all.</text:span><text:span text:style-name="T1"> <text:s text:c="4"/></text:span></text:p>
      <text:p text:style-name="P1"><text:span text:style-name="T1"/></text:p>
      <text:p text:style-name="P1"><text:span text:style-name="T1"/></text:p>
      <text:p text:style-name="P1">Using the application</text:p>
      <text:p text:style-name="P1"/>
      <text:p text:style-name="P2">Still inside the <text:span text:style-name="T14">`span_digital_test` directory, type:</text:span></text:p>
      <text:p text:style-name="P3">python3 league_results/league.py</text:p>
      <text:p text:style-name="P3"><text:span text:style-name="T12">This will run the application. <text:s/></text:span></text:p>
      <text:p text:style-name="P3"><text:span text:style-name="T12"/></text:p>
      <text:p text:style-name="P3"><text:span text:style-name="T12">The application will present a command line, which will take one of the three commands - cmd line, file input or exit. <text:s/>The first two commands is for either entering data from the command line or specifying a file that contains the data and the the last command is to exit the program.</text:span></text:p>
      <text:p text:style-name="P3"><text:span text:style-name="T12"/></text:p>
      <text:p text:style-name="P4"><text:span text:style-name="T6">cmd line</text:span></text:p>
      <text:p text:style-name="P4"><text:span text:style-name="T6"/></text:p>
      <text:p text:style-name="P7"><text:span text:style-name="T6">When the program start, it will ask you to type cmd line, file input or exit. <text:s/>Type </text:span><text:span text:style-name="T4">cmd line </text:span><text:span text:style-name="T6">to enter command line mode. <text:s/></text:span></text:p>
      <text:p text:style-name="P7"><text:span text:style-name="T6"/></text:p>
      <text:p text:style-name="P7"><text:span text:style-name="T6">In command line mode, you can enter as many matches as you like. <text:s/>You enter one </text:span><text:span text:style-name="T8">match</text:span><text:span text:style-name="T6"> on each line and press </text:span><text:span text:style-name="T8">ENTER</text:span><text:span text:style-name="T6">. <text:s/>Enter the matches in the same format as they are in the file, ie: <text:s/></text:span></text:p>
      <text:p text:style-name="P7"><text:span text:style-name="T6">&lt;TEAM A&gt; &lt;TEAM A SCORE&gt;, &lt;TEAM B&gt; &lt;TEAM B SCORE&gt;</text:span></text:p>
      <text:p text:style-name="P7"><text:span text:style-name="T6">Press the ENTER key after every match has been entered. <text:s/>Incorrectly entered matches will be rejected.</text:span></text:p>
      <text:p text:style-name="P7"><text:span text:style-name="T6"/></text:p>
      <text:p text:style-name="P7"><text:span text:style-name="T6">When all matches have been entered, type </text:span><text:span text:style-name="T4">done</text:span><text:span text:style-name="T6"> and press ENTER. <text:s/>The program will now run and compute the league table </text:span><text:span text:style-name="T7">and afterwards print it</text:span><text:span text:style-name="T6">.</text:span></text:p>
      <text:p text:style-name="P7"><text:span text:style-name="T6"/></text:p>
      <text:p text:style-name="P8"><text:span text:style-name="T6">After printing the league table, the application will exit cmd line mode and be ready for the main commands – cmd line, file input, exit – again.</text:span></text:p>
      <text:p text:style-name="P7"><text:span text:style-name="T6"/></text:p>
      <text:p text:style-name="P5"/>
      <text:p text:style-name="P5"/>
      <text:p text:style-name="P5"><text:soft-page-break/>file input<text:span text:style-name="T12"> </text:span></text:p>
      <text:p text:style-name="P5"><text:span text:style-name="T12"/></text:p>
      <text:p text:style-name="P7"><text:span text:style-name="T6">When the program start, it will ask you to type cmd line, file input or exit. <text:s/>Type </text:span><text:span text:style-name="T4">file input </text:span><text:span text:style-name="T6">to enter command line mode.</text:span></text:p>
      <text:p text:style-name="P7"><text:span text:style-name="T6"/></text:p>
      <text:p text:style-name="P7"><text:span text:style-name="T6">The program will now ask for the name of the file that contains the list of matches. <text:s/>Type the name of the file and press ENTER. <text:s/>The program will search for the file in the data_files directory in</text:span><text:span text:style-name="T10">side</text:span><text:span text:style-name="T6"> the league_results </text:span><text:span text:style-name="T10">directory</text:span><text:span text:style-name="T6">. <text:s/></text:span></text:p>
      <text:p text:style-name="P7"><text:span text:style-name="T6"/></text:p>
      <text:p text:style-name="P7"><text:span text:style-name="T6">If the program finds the file specified, it will read the contents, compute the league table and print the league table on screen.</text:span></text:p>
      <text:p text:style-name="P7"><text:span text:style-name="T6"/></text:p>
      <text:p text:style-name="P7"><text:span text:style-name="T6">If it cannot find a file, it will write an error message that specifies that the file cannot be found.</text:span></text:p>
      <text:p text:style-name="P7"><text:span text:style-name="T12"/></text:p>
      <text:p text:style-name="P8"><text:span text:style-name="T6">After printing the league table, the application will exit file input mode and be ready for the main commands – cmd line, file input, exit – again.</text:span></text:p>
      <text:p text:style-name="P8"><text:span text:style-name="T6"/></text:p>
      <text:p text:style-name="P6">exit</text:p>
      <text:p text:style-name="P8"><text:span text:style-name="T6"/></text:p>
      <text:p text:style-name="P8"><text:span text:style-name="T6">When you are done with the application and </text:span><text:span text:style-name="T11">NOT</text:span><text:span text:style-name="T6"> in either cmd line mode or file input mode, type </text:span><text:span text:style-name="T4">exit</text:span><text:span text:style-name="T6"> and press ENTER. <text:s/>This will exit the program.</text:span></text:p>
      <text:p text:style-name="P8"><text:span text:style-name="T6"/></text:p>
      <text:p text:style-name="P8"><text:span text:style-name="T6"/></text:p>
      <text:p text:style-name="P9"><text:span text:style-name="T6">Instructions</text:span></text:p>
      <text:p text:style-name="P9"><text:span text:style-name="T13"/></text:p>
      <text:p text:style-name="P9"><text:span text:style-name="T13">The application will display instructions (the same ones explained above) for how to us it, while it is being run.</text:span></text:p>
      <text:p text:style-name="P9"><text:span text:style-name="T13"/></text:p>
      <text:p text:style-name="P9"><text:span text:style-name="T13"/></text:p>
      <text:p text:style-name="P9"><text:span text:style-name="T6">Sample usage file</text:span></text:p>
      <text:p text:style-name="P9"><text:span text:style-name="T13"/></text:p>
      <text:p text:style-name="P9"><text:span text:style-name="T13">Included is a file called sample_usage.txt that shows the application in u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4T06:08:12.208947637</meta:creation-date>
    <meta:generator>LibreOffice/5.1.6.2$Linux_X86_64 LibreOffice_project/10m0$Build-2</meta:generator>
    <dc:date>2022-01-04T06:59:08.025708451</dc:date>
    <meta:editing-duration>PT29M48S</meta:editing-duration>
    <meta:editing-cycles>14</meta:editing-cycles>
    <meta:document-statistic meta:table-count="0" meta:image-count="0" meta:object-count="0" meta:page-count="2" meta:paragraph-count="32" meta:word-count="546" meta:character-count="3129" meta:non-whitespace-character-count="2582"/>
  </office:meta>
</office:document-meta>
</file>